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ext-properties style:font-name="Bitstream Charter" fo:font-weight="bold" style:font-weight-asian="bold" style:font-weight-complex="bold"/>
    </style:style>
    <style:style style:name="ce3" style:family="table-cell" style:parent-style-name="Default" style:data-style-name="N37">
      <style:text-properties style:font-name="Bitstream Charter"/>
    </style:style>
    <style:style style:name="ce4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en" style:country-asian="US" style:font-style-asian="normal" style:font-weight-asian="bold" style:font-name-complex="Liberation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Bitstream Charter" style:font-name-asian="DejaVu Sans" style:font-name-complex="DejaVu 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1"/>
        <table:table-column table:style-name="co4" table:number-columns-repeated="43" table:default-cell-style-name="ce1"/>
        <table:table-column table:style-name="co2" table:number-columns-repeated="978" table:default-cell-style-name="ce1"/>
        <table:table-column table:style-name="co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Día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Perf. May</text:p>
          </table:table-cell>
          <table:table-cell table:style-name="ce2" office:value-type="string">
            <text:p>Perf. Min</text:p>
          </table:table-cell>
          <table:table-cell table:style-name="ce4" office:value-type="string">
            <text:p>Adidas</text:p>
          </table:table-cell>
          <table:table-cell table:style-name="ce4" office:value-type="string">
            <text:p>Mad Magazine</text:p>
          </table:table-cell>
          <table:table-cell table:style-name="ce4" office:value-type="string">
            <text:p>Karpatos</text:p>
          </table:table-cell>
          <table:table-cell table:style-name="ce4" office:value-type="string">
            <text:p>Barbie</text:p>
          </table:table-cell>
          <table:table-cell table:style-name="ce4" office:value-type="string">
            <text:p>Xerox</text:p>
          </table:table-cell>
          <table:table-cell table:style-name="ce4" office:value-type="string">
            <text:p>IBM</text:p>
          </table:table-cell>
          <table:table-cell table:style-name="ce4" office:value-type="string">
            <text:p>Johnson&amp;Johnson</text:p>
          </table:table-cell>
          <table:table-cell table:style-name="ce4" office:value-type="string">
            <text:p>Amazon</text:p>
          </table:table-cell>
          <table:table-cell table:style-name="ce4" office:value-type="string">
            <text:p>Google</text:p>
          </table:table-cell>
          <table:table-cell table:style-name="ce4" office:value-type="string">
            <text:p>Hard Rock café</text:p>
          </table:table-cell>
          <table:table-cell table:style-name="ce4" office:value-type="string">
            <text:p>Budweiser</text:p>
          </table:table-cell>
          <table:table-cell table:style-name="ce4" office:value-type="string">
            <text:p>Lee Jeans</text:p>
          </table:table-cell>
          <table:table-cell table:style-name="ce4" office:value-type="string">
            <text:p>Electrolux</text:p>
          </table:table-cell>
          <table:table-cell table:style-name="ce4" office:value-type="string">
            <text:p>Swatch</text:p>
          </table:table-cell>
          <table:table-cell table:style-name="ce4" office:value-type="string">
            <text:p>Unilever</text:p>
          </table:table-cell>
          <table:table-cell table:style-name="ce4" office:value-type="string">
            <text:p>Wordpress</text:p>
          </table:table-cell>
          <table:table-cell table:style-name="ce4" office:value-type="string">
            <text:p>Movistar</text:p>
          </table:table-cell>
          <table:table-cell table:style-name="ce4" office:value-type="string">
            <text:p>Chupa Chups</text:p>
          </table:table-cell>
          <table:table-cell table:style-name="ce4" office:value-type="string">
            <text:p>Yahoo</text:p>
          </table:table-cell>
          <table:table-cell table:style-name="ce4" office:value-type="string">
            <text:p>The Twilight Zone</text:p>
          </table:table-cell>
          <table:table-cell table:style-name="ce4" office:value-type="string">
            <text:p>La salteña</text:p>
          </table:table-cell>
          <table:table-cell table:style-name="ce4" office:value-type="string">
            <text:p>Facebook</text:p>
          </table:table-cell>
          <table:table-cell table:style-name="ce4" office:value-type="string">
            <text:p>Jamiroquai</text:p>
          </table:table-cell>
          <table:table-cell table:style-name="ce5" office:value-type="string">
            <text:p>Buffy la cazavampiros</text:p>
          </table:table-cell>
          <table:table-cell table:style-name="ce4" office:value-type="string">
            <text:p>Virgin records</text:p>
          </table:table-cell>
          <table:table-cell table:style-name="ce4" office:value-type="string">
            <text:p>Revista Ñ</text:p>
          </table:table-cell>
          <table:table-cell table:style-name="ce4" office:value-type="string">
            <text:p>Thundercats</text:p>
          </table:table-cell>
          <table:table-cell table:style-name="ce4" office:value-type="string">
            <text:p>Coca Cola</text:p>
          </table:table-cell>
          <table:table-cell table:style-name="ce4" office:value-type="string">
            <text:p>Harry Potter</text:p>
          </table:table-cell>
          <table:table-cell table:style-name="ce4" office:value-type="string">
            <text:p>Iron Maiden</text:p>
          </table:table-cell>
          <table:table-cell table:style-name="ce4" office:value-type="string">
            <text:p>Matrix</text:p>
          </table:table-cell>
          <table:table-cell table:style-name="ce4" office:value-type="string">
            <text:p>Disney</text:p>
          </table:table-cell>
          <table:table-cell table:style-name="ce4" office:value-type="string">
            <text:p>Quake</text:p>
          </table:table-cell>
          <table:table-cell table:style-name="ce4" office:value-type="string">
            <text:p>Star Wars</text:p>
          </table:table-cell>
          <table:table-cell table:style-name="ce4" office:value-type="string">
            <text:p>Play Station 2/ PSP</text:p>
          </table:table-cell>
          <table:table-cell table:style-name="ce4" office:value-type="string">
            <text:p>CNN</text:p>
          </table:table-cell>
          <table:table-cell table:style-name="ce4" office:value-type="string">
            <text:p>Fame</text:p>
          </table:table-cell>
          <table:table-cell table:style-name="ce4" office:value-type="string">
            <text:p>The Godfather</text:p>
          </table:table-cell>
          <table:table-cell table:style-name="ce4" office:value-type="string">
            <text:p>McDonalds</text:p>
          </table:table-cell>
          <table:table-cell table:style-name="ce5" office:value-type="string">
            <text:p>ESPN</text:p>
          </table:table-cell>
          <table:table-cell table:style-name="ce5" office:value-type="string">
            <text:p>Quilmes</text:p>
          </table:table-cell>
          <table:table-cell table:style-name="ce2" table:number-columns-repeated="978"/>
          <table:table-cell table:style-name="ce7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La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13" office:value-type="string">
            <text:p>F</text:p>
          </table:table-cell>
          <table:table-cell office:value-type="string">
            <text:p><text:s/></text:p>
          </table:table-cell>
          <table:table-cell table:number-columns-repeated="6"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6" table:formula="of:=&quot;struct('sujeto', '&quot; &amp; [.B5] &amp;&quot;', 'perMay',&quot; &amp; [.C5] &amp; &quot;, 'perfMin', &quot; &amp; [.D5] &amp; &quot;, 'tipografias', ['&quot; &amp; [.E5] &amp; &quot;','&quot; &amp; [.F5] &amp; &quot;','&quot; &amp; [.G5] &amp; &quot;','&quot; &amp; [.H5] &amp; &quot;','&quot; &amp; [.I5] &amp; &quot;','&quot; &amp; [.J5] &amp; &quot;','&quot; &amp; [.K5] &amp; &quot;','&quot; &amp; [.L5] &amp; &quot;','&quot; &amp;  [.M5] &amp; &quot;','&quot; &amp; [.N5] &amp; &quot;','&quot; &amp;  [.O5] &amp; &quot;','&quot; &amp; [.P5] &amp; &quot;','&quot; &amp; [.Q5] &amp; &quot;','&quot; &amp; [.R5] &amp; &quot;','&quot; &amp; [.S5] &amp; &quot;','&quot; &amp; [.T5] &amp; &quot;','&quot; &amp; [.U5] &amp; &quot;','&quot; &amp; [.V5] &amp; &quot;','&quot; &amp; [.W5] &amp; &quot;','&quot; &amp; [.X5] &amp; &quot;','&quot; &amp; [.Y5] &amp; &quot;','&quot; &amp; [.Z5] &amp; &quot;','&quot; &amp; [.AA5] &amp; &quot;','&quot; &amp; [.AB5] &amp; &quot;','&quot; &amp; [.AC5] &amp; &quot;','&quot; &amp; [.AD5] &amp; &quot;','&quot; &amp;  [.AE5] &amp; &quot;','&quot; &amp; [.AF5] &amp; &quot;','&quot; &amp; [.AG5] &amp; &quot;','&quot; &amp; [.AH5] &amp; &quot;','&quot; &amp; [.AI5] &amp; &quot;','&quot; &amp; [.AJ5] &amp; &quot;','&quot; &amp; [.AK5] &amp; &quot;','&quot; &amp; [.AL5] &amp; &quot;','&quot; &amp;  [.AM5] &amp; &quot;','&quot; &amp; [.AN5] &amp; &quot;','&quot; &amp;  [.AO5] &amp; &quot;','&quot; &amp; [.AP5] &amp; &quot;','&quot; &amp; [.AQ5] &amp; &quot;','&quot; &amp; [.AR5] &amp; &quot;','&quot; &amp; [.AS5] &amp;&quot;']&quot;" office:value-type="string" office:string-value="struct('sujeto', 'Lau', 'perMay',4, 'perfMin', 3, 'tipografias', ['F',' ','F','F','F','F','F','F','F','F','F','F','F','F','F',' ','F','F','F','F','F','F',' ',' ',' ','X',' ','F','F',' ','F','X',' ',' ','F','X',' ',' ','X','F','F']">
            <text:p>struct('sujeto', 'Lau', 'perMay',4, 'perfMin', 3, 'tipografias', ['F',' ','F','F','F','F','F','F','F','F','F','F','F','F','F',' ','F','F','F','F','F','F',' ',' ',' ','X',' ','F','F',' ','F','X',' ',' ','F','X',' ',' ','X','F','F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DN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6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6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6" table:formula="of:=&quot;struct('sujeto', '&quot; &amp; [.B6] &amp;&quot;', 'perMay',&quot; &amp; [.C6] &amp; &quot;, 'perfMin', &quot; &amp; [.D6] &amp; &quot;, 'tipografias', ['&quot; &amp; [.E6] &amp; &quot;','&quot; &amp; [.F6] &amp; &quot;','&quot; &amp; [.G6] &amp; &quot;','&quot; &amp; [.H6] &amp; &quot;','&quot; &amp; [.I6] &amp; &quot;','&quot; &amp; [.J6] &amp; &quot;','&quot; &amp; [.K6] &amp; &quot;','&quot; &amp; [.L6] &amp; &quot;','&quot; &amp;  [.M6] &amp; &quot;','&quot; &amp; [.N6] &amp; &quot;','&quot; &amp;  [.O6] &amp; &quot;','&quot; &amp; [.P6] &amp; &quot;','&quot; &amp; [.Q6] &amp; &quot;','&quot; &amp; [.R6] &amp; &quot;','&quot; &amp; [.S6] &amp; &quot;','&quot; &amp; [.T6] &amp; &quot;','&quot; &amp; [.U6] &amp; &quot;','&quot; &amp; [.V6] &amp; &quot;','&quot; &amp; [.W6] &amp; &quot;','&quot; &amp; [.X6] &amp; &quot;','&quot; &amp; [.Y6] &amp; &quot;','&quot; &amp; [.Z6] &amp; &quot;','&quot; &amp; [.AA6] &amp; &quot;','&quot; &amp; [.AB6] &amp; &quot;','&quot; &amp; [.AC6] &amp; &quot;','&quot; &amp; [.AD6] &amp; &quot;','&quot; &amp;  [.AE6] &amp; &quot;','&quot; &amp; [.AF6] &amp; &quot;','&quot; &amp; [.AG6] &amp; &quot;','&quot; &amp; [.AH6] &amp; &quot;','&quot; &amp; [.AI6] &amp; &quot;','&quot; &amp; [.AJ6] &amp; &quot;','&quot; &amp; [.AK6] &amp; &quot;','&quot; &amp; [.AL6] &amp; &quot;','&quot; &amp;  [.AM6] &amp; &quot;','&quot; &amp; [.AN6] &amp; &quot;','&quot; &amp;  [.AO6] &amp; &quot;','&quot; &amp; [.AP6] &amp; &quot;','&quot; &amp; [.AQ6] &amp; &quot;','&quot; &amp; [.AR6] &amp; &quot;','&quot; &amp; [.AS6] &amp;&quot;']&quot;" office:value-type="string" office:string-value="struct('sujeto', 'DNF', 'perMay',3, 'perfMin', 3, 'tipografias', ['F',' ',' ',' ','F','X','F','F','F','F',' ',' ',' ',' ',' ',' ','F',' ','F',' ',' ','X',' ',' ','X',' ',' ',' ',' ',' ',' ','X',' ','X',' ',' ',' ',' ','X','X','X']">
            <text:p>struct('sujeto', 'DNF', 'perMay',3, 'perfMin', 3, 'tipografias', ['F',' ',' ',' ','F','X','F','F','F','F',' ',' ',' ',' ',' ',' ','F',' ','F',' ',' ','X',' ',' ','X',' ',' ',' ',' ',' ',' ','X',' ','X',' ',' ',' ',' ','X','X','X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chin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6" table:formula="of:=&quot;struct('sujeto', '&quot; &amp; [.B7] &amp;&quot;', 'perMay',&quot; &amp; [.C7] &amp; &quot;, 'perfMin', &quot; &amp; [.D7] &amp; &quot;, 'tipografias', ['&quot; &amp; [.E7] &amp; &quot;','&quot; &amp; [.F7] &amp; &quot;','&quot; &amp; [.G7] &amp; &quot;','&quot; &amp; [.H7] &amp; &quot;','&quot; &amp; [.I7] &amp; &quot;','&quot; &amp; [.J7] &amp; &quot;','&quot; &amp; [.K7] &amp; &quot;','&quot; &amp; [.L7] &amp; &quot;','&quot; &amp;  [.M7] &amp; &quot;','&quot; &amp; [.N7] &amp; &quot;','&quot; &amp;  [.O7] &amp; &quot;','&quot; &amp; [.P7] &amp; &quot;','&quot; &amp; [.Q7] &amp; &quot;','&quot; &amp; [.R7] &amp; &quot;','&quot; &amp; [.S7] &amp; &quot;','&quot; &amp; [.T7] &amp; &quot;','&quot; &amp; [.U7] &amp; &quot;','&quot; &amp; [.V7] &amp; &quot;','&quot; &amp; [.W7] &amp; &quot;','&quot; &amp; [.X7] &amp; &quot;','&quot; &amp; [.Y7] &amp; &quot;','&quot; &amp; [.Z7] &amp; &quot;','&quot; &amp; [.AA7] &amp; &quot;','&quot; &amp; [.AB7] &amp; &quot;','&quot; &amp; [.AC7] &amp; &quot;','&quot; &amp; [.AD7] &amp; &quot;','&quot; &amp;  [.AE7] &amp; &quot;','&quot; &amp; [.AF7] &amp; &quot;','&quot; &amp; [.AG7] &amp; &quot;','&quot; &amp; [.AH7] &amp; &quot;','&quot; &amp; [.AI7] &amp; &quot;','&quot; &amp; [.AJ7] &amp; &quot;','&quot; &amp; [.AK7] &amp; &quot;','&quot; &amp; [.AL7] &amp; &quot;','&quot; &amp;  [.AM7] &amp; &quot;','&quot; &amp; [.AN7] &amp; &quot;','&quot; &amp;  [.AO7] &amp; &quot;','&quot; &amp; [.AP7] &amp; &quot;','&quot; &amp; [.AQ7] &amp; &quot;','&quot; &amp; [.AR7] &amp; &quot;','&quot; &amp; [.AS7] &amp;&quot;']&quot;" office:value-type="string" office:string-value="struct('sujeto', 'chino', 'perMay',3, 'perfMin', 2, 'tipografias', ['F',' ',' ','X',' ','X',' ','F','F','F','F',' ',' ',' ','F','F','F',' ','F','F','F','F',' ',' ',' ','X','X','X','F','F','F','X','X','F','F','F',' ',' ','X','F','X']">
            <text:p>struct('sujeto', 'chino', 'perMay',3, 'perfMin', 2, 'tipografias', ['F',' ',' ','X',' ','X',' ','F','F','F','F',' ',' ',' ','F','F','F',' ','F','F','F','F',' ',' ',' ','X','X','X','F','F','F','X','X','F','F','F',' ',' ','X','F','X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nehu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6" table:formula="of:=&quot;struct('sujeto', '&quot; &amp; [.B8] &amp;&quot;', 'perMay',&quot; &amp; [.C8] &amp; &quot;, 'perfMin', &quot; &amp; [.D8] &amp; &quot;, 'tipografias', ['&quot; &amp; [.E8] &amp; &quot;','&quot; &amp; [.F8] &amp; &quot;','&quot; &amp; [.G8] &amp; &quot;','&quot; &amp; [.H8] &amp; &quot;','&quot; &amp; [.I8] &amp; &quot;','&quot; &amp; [.J8] &amp; &quot;','&quot; &amp; [.K8] &amp; &quot;','&quot; &amp; [.L8] &amp; &quot;','&quot; &amp;  [.M8] &amp; &quot;','&quot; &amp; [.N8] &amp; &quot;','&quot; &amp;  [.O8] &amp; &quot;','&quot; &amp; [.P8] &amp; &quot;','&quot; &amp; [.Q8] &amp; &quot;','&quot; &amp; [.R8] &amp; &quot;','&quot; &amp; [.S8] &amp; &quot;','&quot; &amp; [.T8] &amp; &quot;','&quot; &amp; [.U8] &amp; &quot;','&quot; &amp; [.V8] &amp; &quot;','&quot; &amp; [.W8] &amp; &quot;','&quot; &amp; [.X8] &amp; &quot;','&quot; &amp; [.Y8] &amp; &quot;','&quot; &amp; [.Z8] &amp; &quot;','&quot; &amp; [.AA8] &amp; &quot;','&quot; &amp; [.AB8] &amp; &quot;','&quot; &amp; [.AC8] &amp; &quot;','&quot; &amp; [.AD8] &amp; &quot;','&quot; &amp;  [.AE8] &amp; &quot;','&quot; &amp; [.AF8] &amp; &quot;','&quot; &amp; [.AG8] &amp; &quot;','&quot; &amp; [.AH8] &amp; &quot;','&quot; &amp; [.AI8] &amp; &quot;','&quot; &amp; [.AJ8] &amp; &quot;','&quot; &amp; [.AK8] &amp; &quot;','&quot; &amp; [.AL8] &amp; &quot;','&quot; &amp;  [.AM8] &amp; &quot;','&quot; &amp; [.AN8] &amp; &quot;','&quot; &amp;  [.AO8] &amp; &quot;','&quot; &amp; [.AP8] &amp; &quot;','&quot; &amp; [.AQ8] &amp; &quot;','&quot; &amp; [.AR8] &amp; &quot;','&quot; &amp; [.AS8] &amp;&quot;']&quot;" office:value-type="string" office:string-value="struct('sujeto', 'nehuen', 'perMay',3, 'perfMin', 2, 'tipografias', ['X',' ',' ','F','X','X','X',' ','X','F','F',' ',' ',' ',' ',' ','F',' ','F',' ',' ','F',' ',' ',' ','X',' ','X','X','F','F','X','X','F','F','F','F',' ','F','F','F']">
            <text:p>struct('sujeto', 'nehuen', 'perMay',3, 'perfMin', 2, 'tipografias', ['X',' ',' ','F','X','X','X',' ','X','F','F',' ',' ',' ',' ',' ','F',' ','F',' ',' ','F',' ',' ',' ','X',' ','X','X','F','F','X','X','F','F','F','F',' ','F','F','F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MAX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6" table:formula="of:=&quot;struct('sujeto', '&quot; &amp; [.B9] &amp;&quot;', 'perMay',&quot; &amp; [.C9] &amp; &quot;, 'perfMin', &quot; &amp; [.D9] &amp; &quot;, 'tipografias', ['&quot; &amp; [.E9] &amp; &quot;','&quot; &amp; [.F9] &amp; &quot;','&quot; &amp; [.G9] &amp; &quot;','&quot; &amp; [.H9] &amp; &quot;','&quot; &amp; [.I9] &amp; &quot;','&quot; &amp; [.J9] &amp; &quot;','&quot; &amp; [.K9] &amp; &quot;','&quot; &amp; [.L9] &amp; &quot;','&quot; &amp;  [.M9] &amp; &quot;','&quot; &amp; [.N9] &amp; &quot;','&quot; &amp;  [.O9] &amp; &quot;','&quot; &amp; [.P9] &amp; &quot;','&quot; &amp; [.Q9] &amp; &quot;','&quot; &amp; [.R9] &amp; &quot;','&quot; &amp; [.S9] &amp; &quot;','&quot; &amp; [.T9] &amp; &quot;','&quot; &amp; [.U9] &amp; &quot;','&quot; &amp; [.V9] &amp; &quot;','&quot; &amp; [.W9] &amp; &quot;','&quot; &amp; [.X9] &amp; &quot;','&quot; &amp; [.Y9] &amp; &quot;','&quot; &amp; [.Z9] &amp; &quot;','&quot; &amp; [.AA9] &amp; &quot;','&quot; &amp; [.AB9] &amp; &quot;','&quot; &amp; [.AC9] &amp; &quot;','&quot; &amp; [.AD9] &amp; &quot;','&quot; &amp;  [.AE9] &amp; &quot;','&quot; &amp; [.AF9] &amp; &quot;','&quot; &amp; [.AG9] &amp; &quot;','&quot; &amp; [.AH9] &amp; &quot;','&quot; &amp; [.AI9] &amp; &quot;','&quot; &amp; [.AJ9] &amp; &quot;','&quot; &amp; [.AK9] &amp; &quot;','&quot; &amp; [.AL9] &amp; &quot;','&quot; &amp;  [.AM9] &amp; &quot;','&quot; &amp; [.AN9] &amp; &quot;','&quot; &amp;  [.AO9] &amp; &quot;','&quot; &amp; [.AP9] &amp; &quot;','&quot; &amp; [.AQ9] &amp; &quot;','&quot; &amp; [.AR9] &amp; &quot;','&quot; &amp; [.AS9] &amp;&quot;']&quot;" office:value-type="string" office:string-value="struct('sujeto', 'MAXI', 'perMay',4, 'perfMin', 3, 'tipografias', ['X',' ','X','X','X',' ',' ',' ','F',' ','X',' ',' ','F',' ',' ',' ',' ','X','F',' ','X','F','F',' ','X',' ','X','F',' ',' ','F',' ','F','X',' ',' ',' ','X','F','F']">
            <text:p>struct('sujeto', 'MAXI', 'perMay',4, 'perfMin', 3, 'tipografias', ['X',' ','X','X','X',' ',' ',' ','F',' ','X',' ',' ','F',' ',' ',' ',' ','X','F',' ','X','F','F',' ','X',' ','X','F',' ',' ','F',' ','F','X',' ',' ',' ','X','F','F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LeonardoLazzaro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7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style-name="ce6" table:formula="of:=&quot;struct('sujeto', '&quot; &amp; [.B10] &amp;&quot;', 'perMay',&quot; &amp; [.C10] &amp; &quot;, 'perfMin', &quot; &amp; [.D10] &amp; &quot;, 'tipografias', ['&quot; &amp; [.E10] &amp; &quot;','&quot; &amp; [.F10] &amp; &quot;','&quot; &amp; [.G10] &amp; &quot;','&quot; &amp; [.H10] &amp; &quot;','&quot; &amp; [.I10] &amp; &quot;','&quot; &amp; [.J10] &amp; &quot;','&quot; &amp; [.K10] &amp; &quot;','&quot; &amp; [.L10] &amp; &quot;','&quot; &amp;  [.M10] &amp; &quot;','&quot; &amp; [.N10] &amp; &quot;','&quot; &amp;  [.O10] &amp; &quot;','&quot; &amp; [.P10] &amp; &quot;','&quot; &amp; [.Q10] &amp; &quot;','&quot; &amp; [.R10] &amp; &quot;','&quot; &amp; [.S10] &amp; &quot;','&quot; &amp; [.T10] &amp; &quot;','&quot; &amp; [.U10] &amp; &quot;','&quot; &amp; [.V10] &amp; &quot;','&quot; &amp; [.W10] &amp; &quot;','&quot; &amp; [.X10] &amp; &quot;','&quot; &amp; [.Y10] &amp; &quot;','&quot; &amp; [.Z10] &amp; &quot;','&quot; &amp; [.AA10] &amp; &quot;','&quot; &amp; [.AB10] &amp; &quot;','&quot; &amp; [.AC10] &amp; &quot;','&quot; &amp; [.AD10] &amp; &quot;','&quot; &amp;  [.AE10] &amp; &quot;','&quot; &amp; [.AF10] &amp; &quot;','&quot; &amp; [.AG10] &amp; &quot;','&quot; &amp; [.AH10] &amp; &quot;','&quot; &amp; [.AI10] &amp; &quot;','&quot; &amp; [.AJ10] &amp; &quot;','&quot; &amp; [.AK10] &amp; &quot;','&quot; &amp; [.AL10] &amp; &quot;','&quot; &amp;  [.AM10] &amp; &quot;','&quot; &amp; [.AN10] &amp; &quot;','&quot; &amp;  [.AO10] &amp; &quot;','&quot; &amp; [.AP10] &amp; &quot;','&quot; &amp; [.AQ10] &amp; &quot;','&quot; &amp; [.AR10] &amp; &quot;','&quot; &amp; [.AS10] &amp;&quot;']&quot;" office:value-type="string" office:string-value="struct('sujeto', 'LeonardoLazzaro', 'perMay',4, 'perfMin', 4, 'tipografias', [' ',' ',' ',' ','F','F',' ',' ','X',' ',' ',' ',' ',' ',' ',' ','F',' ','X',' ',' ','F',' ',' ',' ',' ',' ','X',' ',' ',' ',' ','X',' ',' ',' ',' ',' ','X',' ',' ']">
            <text:p>struct('sujeto', 'LeonardoLazzaro', 'perMay',4, 'perfMin', 4, 'tipografias', [' ',' ',' ',' ','F','F',' ',' ','X',' ',' ',' ',' ',' ',' ',' ','F',' ','X',' ',' ','F',' ',' ',' ',' ',' ','X',' ',' ',' ',' ','X',' ',' ',' ',' ',' ','X',' ',' 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PabloRodriguezZiv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10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style-name="ce6" table:formula="of:=&quot;struct('sujeto', '&quot; &amp; [.B11] &amp;&quot;', 'perMay',&quot; &amp; [.C11] &amp; &quot;, 'perfMin', &quot; &amp; [.D11] &amp; &quot;, 'tipografias', ['&quot; &amp; [.E11] &amp; &quot;','&quot; &amp; [.F11] &amp; &quot;','&quot; &amp; [.G11] &amp; &quot;','&quot; &amp; [.H11] &amp; &quot;','&quot; &amp; [.I11] &amp; &quot;','&quot; &amp; [.J11] &amp; &quot;','&quot; &amp; [.K11] &amp; &quot;','&quot; &amp; [.L11] &amp; &quot;','&quot; &amp;  [.M11] &amp; &quot;','&quot; &amp; [.N11] &amp; &quot;','&quot; &amp;  [.O11] &amp; &quot;','&quot; &amp; [.P11] &amp; &quot;','&quot; &amp; [.Q11] &amp; &quot;','&quot; &amp; [.R11] &amp; &quot;','&quot; &amp; [.S11] &amp; &quot;','&quot; &amp; [.T11] &amp; &quot;','&quot; &amp; [.U11] &amp; &quot;','&quot; &amp; [.V11] &amp; &quot;','&quot; &amp; [.W11] &amp; &quot;','&quot; &amp; [.X11] &amp; &quot;','&quot; &amp; [.Y11] &amp; &quot;','&quot; &amp; [.Z11] &amp; &quot;','&quot; &amp; [.AA11] &amp; &quot;','&quot; &amp; [.AB11] &amp; &quot;','&quot; &amp; [.AC11] &amp; &quot;','&quot; &amp; [.AD11] &amp; &quot;','&quot; &amp;  [.AE11] &amp; &quot;','&quot; &amp; [.AF11] &amp; &quot;','&quot; &amp; [.AG11] &amp; &quot;','&quot; &amp; [.AH11] &amp; &quot;','&quot; &amp; [.AI11] &amp; &quot;','&quot; &amp; [.AJ11] &amp; &quot;','&quot; &amp; [.AK11] &amp; &quot;','&quot; &amp; [.AL11] &amp; &quot;','&quot; &amp;  [.AM11] &amp; &quot;','&quot; &amp; [.AN11] &amp; &quot;','&quot; &amp;  [.AO11] &amp; &quot;','&quot; &amp; [.AP11] &amp; &quot;','&quot; &amp; [.AQ11] &amp; &quot;','&quot; &amp; [.AR11] &amp; &quot;','&quot; &amp; [.AS11] &amp;&quot;']&quot;" office:value-type="string" office:string-value="struct('sujeto', 'PabloRodriguezZivic', 'perMay',4, 'perfMin', 3, 'tipografias', [' ',' ',' ',' ','X',' ',' ',' ','X','F','X',' ',' ',' ',' ','X',' ',' ','X',' ',' ','F',' ',' ',' ','X',' ','F',' ',' ',' ',' ',' ',' ',' ',' ',' ',' ','F',' ','F']">
            <text:p>struct('sujeto', 'PabloRodriguezZivic', 'perMay',4, 'perfMin', 3, 'tipografias', [' ',' ',' ',' ','X',' ',' ',' ','X','F','X',' ',' ',' ',' ','X',' ',' ','X',' ',' ','F',' ',' ',' ','X',' ','F',' ',' ',' ',' ',' ',' ',' ',' ',' ',' ','F',' ','F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MS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6" table:formula="of:=&quot;struct('sujeto', '&quot; &amp; [.B12] &amp;&quot;', 'perMay',&quot; &amp; [.C12] &amp; &quot;, 'perfMin', &quot; &amp; [.D12] &amp; &quot;, 'tipografias', ['&quot; &amp; [.E12] &amp; &quot;','&quot; &amp; [.F12] &amp; &quot;','&quot; &amp; [.G12] &amp; &quot;','&quot; &amp; [.H12] &amp; &quot;','&quot; &amp; [.I12] &amp; &quot;','&quot; &amp; [.J12] &amp; &quot;','&quot; &amp; [.K12] &amp; &quot;','&quot; &amp; [.L12] &amp; &quot;','&quot; &amp;  [.M12] &amp; &quot;','&quot; &amp; [.N12] &amp; &quot;','&quot; &amp;  [.O12] &amp; &quot;','&quot; &amp; [.P12] &amp; &quot;','&quot; &amp; [.Q12] &amp; &quot;','&quot; &amp; [.R12] &amp; &quot;','&quot; &amp; [.S12] &amp; &quot;','&quot; &amp; [.T12] &amp; &quot;','&quot; &amp; [.U12] &amp; &quot;','&quot; &amp; [.V12] &amp; &quot;','&quot; &amp; [.W12] &amp; &quot;','&quot; &amp; [.X12] &amp; &quot;','&quot; &amp; [.Y12] &amp; &quot;','&quot; &amp; [.Z12] &amp; &quot;','&quot; &amp; [.AA12] &amp; &quot;','&quot; &amp; [.AB12] &amp; &quot;','&quot; &amp; [.AC12] &amp; &quot;','&quot; &amp; [.AD12] &amp; &quot;','&quot; &amp;  [.AE12] &amp; &quot;','&quot; &amp; [.AF12] &amp; &quot;','&quot; &amp; [.AG12] &amp; &quot;','&quot; &amp; [.AH12] &amp; &quot;','&quot; &amp; [.AI12] &amp; &quot;','&quot; &amp; [.AJ12] &amp; &quot;','&quot; &amp; [.AK12] &amp; &quot;','&quot; &amp; [.AL12] &amp; &quot;','&quot; &amp;  [.AM12] &amp; &quot;','&quot; &amp; [.AN12] &amp; &quot;','&quot; &amp;  [.AO12] &amp; &quot;','&quot; &amp; [.AP12] &amp; &quot;','&quot; &amp; [.AQ12] &amp; &quot;','&quot; &amp; [.AR12] &amp; &quot;','&quot; &amp; [.AS12] &amp;&quot;']&quot;" office:value-type="string" office:string-value="struct('sujeto', 'MS32', 'perMay',4, 'perfMin', 5, 'tipografias', ['F','F',' ','F','X','F','F','X','F','F','F','F',' ','F','F','F','F',' ','F',' ',' ','X',' ','X','F','X',' ','F','F','F','F','X','X','F','F','F',' ','F','X','F','F']">
            <text:p>struct('sujeto', 'MS32', 'perMay',4, 'perfMin', 5, 'tipografias', ['F','F',' ','F','X','F','F','X','F','F','F','F',' ','F','F','F','F',' ','F',' ',' ','X',' ','X','F','X',' ','F','F','F','F','X','X','F','F','F',' ','F','X','F','F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j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6" table:formula="of:=&quot;struct('sujeto', '&quot; &amp; [.B13] &amp;&quot;', 'perMay',&quot; &amp; [.C13] &amp; &quot;, 'perfMin', &quot; &amp; [.D13] &amp; &quot;, 'tipografias', ['&quot; &amp; [.E13] &amp; &quot;','&quot; &amp; [.F13] &amp; &quot;','&quot; &amp; [.G13] &amp; &quot;','&quot; &amp; [.H13] &amp; &quot;','&quot; &amp; [.I13] &amp; &quot;','&quot; &amp; [.J13] &amp; &quot;','&quot; &amp; [.K13] &amp; &quot;','&quot; &amp; [.L13] &amp; &quot;','&quot; &amp;  [.M13] &amp; &quot;','&quot; &amp; [.N13] &amp; &quot;','&quot; &amp;  [.O13] &amp; &quot;','&quot; &amp; [.P13] &amp; &quot;','&quot; &amp; [.Q13] &amp; &quot;','&quot; &amp; [.R13] &amp; &quot;','&quot; &amp; [.S13] &amp; &quot;','&quot; &amp; [.T13] &amp; &quot;','&quot; &amp; [.U13] &amp; &quot;','&quot; &amp; [.V13] &amp; &quot;','&quot; &amp; [.W13] &amp; &quot;','&quot; &amp; [.X13] &amp; &quot;','&quot; &amp; [.Y13] &amp; &quot;','&quot; &amp; [.Z13] &amp; &quot;','&quot; &amp; [.AA13] &amp; &quot;','&quot; &amp; [.AB13] &amp; &quot;','&quot; &amp; [.AC13] &amp; &quot;','&quot; &amp; [.AD13] &amp; &quot;','&quot; &amp;  [.AE13] &amp; &quot;','&quot; &amp; [.AF13] &amp; &quot;','&quot; &amp; [.AG13] &amp; &quot;','&quot; &amp; [.AH13] &amp; &quot;','&quot; &amp; [.AI13] &amp; &quot;','&quot; &amp; [.AJ13] &amp; &quot;','&quot; &amp; [.AK13] &amp; &quot;','&quot; &amp; [.AL13] &amp; &quot;','&quot; &amp;  [.AM13] &amp; &quot;','&quot; &amp; [.AN13] &amp; &quot;','&quot; &amp;  [.AO13] &amp; &quot;','&quot; &amp; [.AP13] &amp; &quot;','&quot; &amp; [.AQ13] &amp; &quot;','&quot; &amp; [.AR13] &amp; &quot;','&quot; &amp; [.AS13] &amp;&quot;']&quot;" office:value-type="string" office:string-value="struct('sujeto', 'jin', 'perMay',4, 'perfMin', 3, 'tipografias', ['X',' ',' ','F',' ','F','F','F','X','F','X',' ',' ',' ',' ',' ','X',' ','X',' ','F','F',' ',' ',' ','F',' ','F',' ','F','F','F',' ','F','F','F',' ',' ','X','X','X']">
            <text:p>struct('sujeto', 'jin', 'perMay',4, 'perfMin', 3, 'tipografias', ['X',' ',' ','F',' ','F','F','F','X','F','X',' ',' ',' ',' ',' ','X',' ','X',' ','F','F',' ',' ',' ','F',' ','F',' ','F','F','F',' ','F','F','F',' ',' ','X','X','X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dgross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table:style-name="ce6" table:formula="of:=&quot;struct('sujeto', '&quot; &amp; [.B14] &amp;&quot;', 'perMay',&quot; &amp; [.C14] &amp; &quot;, 'perfMin', &quot; &amp; [.D14] &amp; &quot;, 'tipografias', ['&quot; &amp; [.E14] &amp; &quot;','&quot; &amp; [.F14] &amp; &quot;','&quot; &amp; [.G14] &amp; &quot;','&quot; &amp; [.H14] &amp; &quot;','&quot; &amp; [.I14] &amp; &quot;','&quot; &amp; [.J14] &amp; &quot;','&quot; &amp; [.K14] &amp; &quot;','&quot; &amp; [.L14] &amp; &quot;','&quot; &amp;  [.M14] &amp; &quot;','&quot; &amp; [.N14] &amp; &quot;','&quot; &amp;  [.O14] &amp; &quot;','&quot; &amp; [.P14] &amp; &quot;','&quot; &amp; [.Q14] &amp; &quot;','&quot; &amp; [.R14] &amp; &quot;','&quot; &amp; [.S14] &amp; &quot;','&quot; &amp; [.T14] &amp; &quot;','&quot; &amp; [.U14] &amp; &quot;','&quot; &amp; [.V14] &amp; &quot;','&quot; &amp; [.W14] &amp; &quot;','&quot; &amp; [.X14] &amp; &quot;','&quot; &amp; [.Y14] &amp; &quot;','&quot; &amp; [.Z14] &amp; &quot;','&quot; &amp; [.AA14] &amp; &quot;','&quot; &amp; [.AB14] &amp; &quot;','&quot; &amp; [.AC14] &amp; &quot;','&quot; &amp; [.AD14] &amp; &quot;','&quot; &amp;  [.AE14] &amp; &quot;','&quot; &amp; [.AF14] &amp; &quot;','&quot; &amp; [.AG14] &amp; &quot;','&quot; &amp; [.AH14] &amp; &quot;','&quot; &amp; [.AI14] &amp; &quot;','&quot; &amp; [.AJ14] &amp; &quot;','&quot; &amp; [.AK14] &amp; &quot;','&quot; &amp; [.AL14] &amp; &quot;','&quot; &amp;  [.AM14] &amp; &quot;','&quot; &amp; [.AN14] &amp; &quot;','&quot; &amp;  [.AO14] &amp; &quot;','&quot; &amp; [.AP14] &amp; &quot;','&quot; &amp; [.AQ14] &amp; &quot;','&quot; &amp; [.AR14] &amp; &quot;','&quot; &amp; [.AS14] &amp;&quot;']&quot;" office:value-type="string" office:string-value="struct('sujeto', 'dgrosso', 'perMay',5, 'perfMin', 2, 'tipografias', ['F',' ',' ',' ','X','F',' ',' ','F',' ','F',' ',' ',' ',' ','X','F',' ',' ',' ',' ','F',' ',' ',' ',' ',' ','F','F','F','F',' ',' ','F','F','F',' ',' ','F','F',' ']">
            <text:p>struct('sujeto', 'dgrosso', 'perMay',5, 'perfMin', 2, 'tipografias', ['F',' ',' ',' ','X','F',' ',' ','F',' ','F',' ',' ',' ',' ','X','F',' ',' ',' ',' ','F',' ',' ',' ',' ',' ','F','F','F','F',' ',' ','F','F','F',' ',' ','F','F',' 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pldc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6" table:formula="of:=&quot;struct('sujeto', '&quot; &amp; [.B15] &amp;&quot;', 'perMay',&quot; &amp; [.C15] &amp; &quot;, 'perfMin', &quot; &amp; [.D15] &amp; &quot;, 'tipografias', ['&quot; &amp; [.E15] &amp; &quot;','&quot; &amp; [.F15] &amp; &quot;','&quot; &amp; [.G15] &amp; &quot;','&quot; &amp; [.H15] &amp; &quot;','&quot; &amp; [.I15] &amp; &quot;','&quot; &amp; [.J15] &amp; &quot;','&quot; &amp; [.K15] &amp; &quot;','&quot; &amp; [.L15] &amp; &quot;','&quot; &amp;  [.M15] &amp; &quot;','&quot; &amp; [.N15] &amp; &quot;','&quot; &amp;  [.O15] &amp; &quot;','&quot; &amp; [.P15] &amp; &quot;','&quot; &amp; [.Q15] &amp; &quot;','&quot; &amp; [.R15] &amp; &quot;','&quot; &amp; [.S15] &amp; &quot;','&quot; &amp; [.T15] &amp; &quot;','&quot; &amp; [.U15] &amp; &quot;','&quot; &amp; [.V15] &amp; &quot;','&quot; &amp; [.W15] &amp; &quot;','&quot; &amp; [.X15] &amp; &quot;','&quot; &amp; [.Y15] &amp; &quot;','&quot; &amp; [.Z15] &amp; &quot;','&quot; &amp; [.AA15] &amp; &quot;','&quot; &amp; [.AB15] &amp; &quot;','&quot; &amp; [.AC15] &amp; &quot;','&quot; &amp; [.AD15] &amp; &quot;','&quot; &amp;  [.AE15] &amp; &quot;','&quot; &amp; [.AF15] &amp; &quot;','&quot; &amp; [.AG15] &amp; &quot;','&quot; &amp; [.AH15] &amp; &quot;','&quot; &amp; [.AI15] &amp; &quot;','&quot; &amp; [.AJ15] &amp; &quot;','&quot; &amp; [.AK15] &amp; &quot;','&quot; &amp; [.AL15] &amp; &quot;','&quot; &amp;  [.AM15] &amp; &quot;','&quot; &amp; [.AN15] &amp; &quot;','&quot; &amp;  [.AO15] &amp; &quot;','&quot; &amp; [.AP15] &amp; &quot;','&quot; &amp; [.AQ15] &amp; &quot;','&quot; &amp; [.AR15] &amp; &quot;','&quot; &amp; [.AS15] &amp;&quot;']&quot;" office:value-type="string" office:string-value="struct('sujeto', 'pldc86', 'perMay',4, 'perfMin', 3, 'tipografias', ['X',' ',' ','X',' ','X','X',' ','F','X','X','X','F',' ','X',' ','F',' ','F',' ','X','X',' ',' ',' ','X','F','X','F','X','F','X','F','X','X','X',' ','F','X','F','X']">
            <text:p>struct('sujeto', 'pldc86', 'perMay',4, 'perfMin', 3, 'tipografias', ['X',' ',' ','X',' ','X','X',' ','F','X','X','X','F',' ','X',' ','F',' ','F',' ','X','X',' ',' ',' ','X','F','X','F','X','F','X','F','X','X','X',' ','F','X','F','X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2">
            <text:p>05/12/11</text:p>
          </table:table-cell>
          <table:table-cell office:value-type="string">
            <text:p>German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6"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6" table:formula="of:=&quot;struct('sujeto', '&quot; &amp; [.B16] &amp;&quot;', 'perMay',&quot; &amp; [.C16] &amp; &quot;, 'perfMin', &quot; &amp; [.D16] &amp; &quot;, 'tipografias', ['&quot; &amp; [.E16] &amp; &quot;','&quot; &amp; [.F16] &amp; &quot;','&quot; &amp; [.G16] &amp; &quot;','&quot; &amp; [.H16] &amp; &quot;','&quot; &amp; [.I16] &amp; &quot;','&quot; &amp; [.J16] &amp; &quot;','&quot; &amp; [.K16] &amp; &quot;','&quot; &amp; [.L16] &amp; &quot;','&quot; &amp;  [.M16] &amp; &quot;','&quot; &amp; [.N16] &amp; &quot;','&quot; &amp;  [.O16] &amp; &quot;','&quot; &amp; [.P16] &amp; &quot;','&quot; &amp; [.Q16] &amp; &quot;','&quot; &amp; [.R16] &amp; &quot;','&quot; &amp; [.S16] &amp; &quot;','&quot; &amp; [.T16] &amp; &quot;','&quot; &amp; [.U16] &amp; &quot;','&quot; &amp; [.V16] &amp; &quot;','&quot; &amp; [.W16] &amp; &quot;','&quot; &amp; [.X16] &amp; &quot;','&quot; &amp; [.Y16] &amp; &quot;','&quot; &amp; [.Z16] &amp; &quot;','&quot; &amp; [.AA16] &amp; &quot;','&quot; &amp; [.AB16] &amp; &quot;','&quot; &amp; [.AC16] &amp; &quot;','&quot; &amp; [.AD16] &amp; &quot;','&quot; &amp;  [.AE16] &amp; &quot;','&quot; &amp; [.AF16] &amp; &quot;','&quot; &amp; [.AG16] &amp; &quot;','&quot; &amp; [.AH16] &amp; &quot;','&quot; &amp; [.AI16] &amp; &quot;','&quot; &amp; [.AJ16] &amp; &quot;','&quot; &amp; [.AK16] &amp; &quot;','&quot; &amp; [.AL16] &amp; &quot;','&quot; &amp;  [.AM16] &amp; &quot;','&quot; &amp; [.AN16] &amp; &quot;','&quot; &amp;  [.AO16] &amp; &quot;','&quot; &amp; [.AP16] &amp; &quot;','&quot; &amp; [.AQ16] &amp; &quot;','&quot; &amp; [.AR16] &amp; &quot;','&quot; &amp; [.AS16] &amp;&quot;']&quot;" office:value-type="string" office:string-value="struct('sujeto', 'GermanK', 'perMay',2, 'perfMin', 2, 'tipografias', ['X',' ','X','F','F','X',' ',' ','F','F','X','F',' ',' ',' ',' ',' ',' ','F',' ',' ','F',' ',' ',' ',' ',' ','X','F',' ','F','X',' ','X',' ','F',' ',' ','X','F','F']">
            <text:p>struct('sujeto', 'GermanK', 'perMay',2, 'perfMin', 2, 'tipografias', ['X',' ','X','F','F','X',' ',' ','F','F','X','F',' ',' ',' ',' ',' ',' ','F',' ',' ','F',' ',' ',' ',' ',' ','X','F',' ','F','X',' ','X',' ','F',' ',' ','X','F','F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6">
            <text:p>05/16/11</text:p>
          </table:table-cell>
          <table:table-cell office:value-type="string">
            <text:p>Dieg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F</text:p>
          </table:table-cell>
          <table:table-cell table:style-name="ce6" table:formula="of:=&quot;struct('sujeto', '&quot; &amp; [.B17] &amp;&quot;', 'perMay',&quot; &amp; [.C17] &amp; &quot;, 'perfMin', &quot; &amp; [.D17] &amp; &quot;, 'tipografias', ['&quot; &amp; [.E17] &amp; &quot;','&quot; &amp; [.F17] &amp; &quot;','&quot; &amp; [.G17] &amp; &quot;','&quot; &amp; [.H17] &amp; &quot;','&quot; &amp; [.I17] &amp; &quot;','&quot; &amp; [.J17] &amp; &quot;','&quot; &amp; [.K17] &amp; &quot;','&quot; &amp; [.L17] &amp; &quot;','&quot; &amp;  [.M17] &amp; &quot;','&quot; &amp; [.N17] &amp; &quot;','&quot; &amp;  [.O17] &amp; &quot;','&quot; &amp; [.P17] &amp; &quot;','&quot; &amp; [.Q17] &amp; &quot;','&quot; &amp; [.R17] &amp; &quot;','&quot; &amp; [.S17] &amp; &quot;','&quot; &amp; [.T17] &amp; &quot;','&quot; &amp; [.U17] &amp; &quot;','&quot; &amp; [.V17] &amp; &quot;','&quot; &amp; [.W17] &amp; &quot;','&quot; &amp; [.X17] &amp; &quot;','&quot; &amp; [.Y17] &amp; &quot;','&quot; &amp; [.Z17] &amp; &quot;','&quot; &amp; [.AA17] &amp; &quot;','&quot; &amp; [.AB17] &amp; &quot;','&quot; &amp; [.AC17] &amp; &quot;','&quot; &amp; [.AD17] &amp; &quot;','&quot; &amp;  [.AE17] &amp; &quot;','&quot; &amp; [.AF17] &amp; &quot;','&quot; &amp; [.AG17] &amp; &quot;','&quot; &amp; [.AH17] &amp; &quot;','&quot; &amp; [.AI17] &amp; &quot;','&quot; &amp; [.AJ17] &amp; &quot;','&quot; &amp; [.AK17] &amp; &quot;','&quot; &amp; [.AL17] &amp; &quot;','&quot; &amp;  [.AM17] &amp; &quot;','&quot; &amp; [.AN17] &amp; &quot;','&quot; &amp;  [.AO17] &amp; &quot;','&quot; &amp; [.AP17] &amp; &quot;','&quot; &amp; [.AQ17] &amp; &quot;','&quot; &amp; [.AR17] &amp; &quot;','&quot; &amp; [.AS17] &amp;&quot;']&quot;" office:value-type="string" office:string-value="struct('sujeto', 'Diego', 'perMay',4, 'perfMin', 3, 'tipografias', ['F',' ',' ','F','X',' ','F','F','X','F','F',' ','F',' ','F',' ','F',' ','X',' ',' ','X',' ',' ',' ','X',' ','X',' ',' ',' ','X',' ','X',' ','F',' ',' ','X','X','F']">
            <text:p>struct('sujeto', 'Diego', 'perMay',4, 'perfMin', 3, 'tipografias', ['F',' ',' ','F','X',' ','F','F','X','F','F',' ','F',' ','F',' ','F',' ','X',' ',' ','X',' ',' ',' ','X',' ','X',' ',' ',' ','X',' ','X',' ','F',' ',' ','X','X','F']</text:p>
          </table:table-cell>
          <table:table-cell table:number-columns-repeated="978"/>
        </table:table-row>
        <table:table-row table:style-name="ro2">
          <table:table-cell table:style-name="ce3" office:value-type="date" office:date-value="2011-05-16">
            <text:p>05/16/11</text:p>
          </table:table-cell>
          <table:table-cell office:value-type="string">
            <text:p>Heb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6" table:formula="of:=&quot;struct('sujeto', '&quot; &amp; [.B18] &amp;&quot;', 'perMay',&quot; &amp; [.C18] &amp; &quot;, 'perfMin', &quot; &amp; [.D18] &amp; &quot;, 'tipografias', ['&quot; &amp; [.E18] &amp; &quot;','&quot; &amp; [.F18] &amp; &quot;','&quot; &amp; [.G18] &amp; &quot;','&quot; &amp; [.H18] &amp; &quot;','&quot; &amp; [.I18] &amp; &quot;','&quot; &amp; [.J18] &amp; &quot;','&quot; &amp; [.K18] &amp; &quot;','&quot; &amp; [.L18] &amp; &quot;','&quot; &amp;  [.M18] &amp; &quot;','&quot; &amp; [.N18] &amp; &quot;','&quot; &amp;  [.O18] &amp; &quot;','&quot; &amp; [.P18] &amp; &quot;','&quot; &amp; [.Q18] &amp; &quot;','&quot; &amp; [.R18] &amp; &quot;','&quot; &amp; [.S18] &amp; &quot;','&quot; &amp; [.T18] &amp; &quot;','&quot; &amp; [.U18] &amp; &quot;','&quot; &amp; [.V18] &amp; &quot;','&quot; &amp; [.W18] &amp; &quot;','&quot; &amp; [.X18] &amp; &quot;','&quot; &amp; [.Y18] &amp; &quot;','&quot; &amp; [.Z18] &amp; &quot;','&quot; &amp; [.AA18] &amp; &quot;','&quot; &amp; [.AB18] &amp; &quot;','&quot; &amp; [.AC18] &amp; &quot;','&quot; &amp; [.AD18] &amp; &quot;','&quot; &amp;  [.AE18] &amp; &quot;','&quot; &amp; [.AF18] &amp; &quot;','&quot; &amp; [.AG18] &amp; &quot;','&quot; &amp; [.AH18] &amp; &quot;','&quot; &amp; [.AI18] &amp; &quot;','&quot; &amp; [.AJ18] &amp; &quot;','&quot; &amp; [.AK18] &amp; &quot;','&quot; &amp; [.AL18] &amp; &quot;','&quot; &amp;  [.AM18] &amp; &quot;','&quot; &amp; [.AN18] &amp; &quot;','&quot; &amp;  [.AO18] &amp; &quot;','&quot; &amp; [.AP18] &amp; &quot;','&quot; &amp; [.AQ18] &amp; &quot;','&quot; &amp; [.AR18] &amp; &quot;','&quot; &amp; [.AS18] &amp;&quot;']&quot;" office:value-type="string" office:string-value="struct('sujeto', 'Heber', 'perMay',5, 'perfMin', 5, 'tipografias', [' ',' ',' ',' ','F',' ',' ',' ','X',' ','X',' ','X',' ','F',' ','F',' ',' ',' ','F','F','X',' ',' ','F',' ','F',' ',' ',' ','X',' ',' ',' ','X',' ',' ','X','F','X']">
            <text:p>struct('sujeto', 'Heber', 'perMay',5, 'perfMin', 5, 'tipografias', [' ',' ',' ',' ','F',' ',' ',' ','X',' ','X',' ','X',' ','F',' ','F',' ',' ',' ','F','F','X',' ',' ','F',' ','F',' ',' ',' ','X',' ',' ',' ','X',' ',' ','X','F','X']</text:p>
          </table:table-cell>
          <table:table-cell table:number-columns-repeated="978"/>
        </table:table-row>
        <table:table-row table:style-name="ro1">
          <table:table-cell table:style-name="ce3" office:value-type="date" office:date-value="2011-05-18">
            <text:p>05/18/11</text:p>
          </table:table-cell>
          <table:table-cell office:value-type="string">
            <text:p>Laur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5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6" table:formula="of:=&quot;struct('sujeto', '&quot; &amp; [.B19] &amp;&quot;', 'perMay',&quot; &amp; [.C19] &amp; &quot;, 'perfMin', &quot; &amp; [.D19] &amp; &quot;, 'tipografias', ['&quot; &amp; [.E19] &amp; &quot;','&quot; &amp; [.F19] &amp; &quot;','&quot; &amp; [.G19] &amp; &quot;','&quot; &amp; [.H19] &amp; &quot;','&quot; &amp; [.I19] &amp; &quot;','&quot; &amp; [.J19] &amp; &quot;','&quot; &amp; [.K19] &amp; &quot;','&quot; &amp; [.L19] &amp; &quot;','&quot; &amp;  [.M19] &amp; &quot;','&quot; &amp; [.N19] &amp; &quot;','&quot; &amp;  [.O19] &amp; &quot;','&quot; &amp; [.P19] &amp; &quot;','&quot; &amp; [.Q19] &amp; &quot;','&quot; &amp; [.R19] &amp; &quot;','&quot; &amp; [.S19] &amp; &quot;','&quot; &amp; [.T19] &amp; &quot;','&quot; &amp; [.U19] &amp; &quot;','&quot; &amp; [.V19] &amp; &quot;','&quot; &amp; [.W19] &amp; &quot;','&quot; &amp; [.X19] &amp; &quot;','&quot; &amp; [.Y19] &amp; &quot;','&quot; &amp; [.Z19] &amp; &quot;','&quot; &amp; [.AA19] &amp; &quot;','&quot; &amp; [.AB19] &amp; &quot;','&quot; &amp; [.AC19] &amp; &quot;','&quot; &amp; [.AD19] &amp; &quot;','&quot; &amp;  [.AE19] &amp; &quot;','&quot; &amp; [.AF19] &amp; &quot;','&quot; &amp; [.AG19] &amp; &quot;','&quot; &amp; [.AH19] &amp; &quot;','&quot; &amp; [.AI19] &amp; &quot;','&quot; &amp; [.AJ19] &amp; &quot;','&quot; &amp; [.AK19] &amp; &quot;','&quot; &amp; [.AL19] &amp; &quot;','&quot; &amp;  [.AM19] &amp; &quot;','&quot; &amp; [.AN19] &amp; &quot;','&quot; &amp;  [.AO19] &amp; &quot;','&quot; &amp; [.AP19] &amp; &quot;','&quot; &amp; [.AQ19] &amp; &quot;','&quot; &amp; [.AR19] &amp; &quot;','&quot; &amp; [.AS19] &amp;&quot;']&quot;" office:value-type="string" office:string-value="struct('sujeto', 'Laura', 'perMay',3, 'perfMin', 2, 'tipografias', ['F',' ','F','F',' ','F',' ',' ','X',' ',' ',' ','F','F','F',' ','F',' ','F',' ',' ','X','F',' ',' ','F','F','F','F','F',' ','F',' ','F',' ','F',' ',' ','F','F','F']">
            <text:p>struct('sujeto', 'Laura', 'perMay',3, 'perfMin', 2, 'tipografias', ['F',' ','F','F',' ','F',' ',' ','X',' ',' ',' ','F','F','F',' ','F',' ','F',' ',' ','X','F',' ',' ','F','F','F','F','F',' ','F',' ','F',' ','F',' ',' ','F','F','F']</text:p>
          </table:table-cell>
          <table:table-cell table:number-columns-repeated="97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1">
          <table:table-cell table:style-name="Default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5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ercado</meta:initial-creator>
    <meta:creation-date>2011-05-13T22:29:58</meta:creation-date>
    <dc:date>2011-05-18T15:49:58</dc:date>
    <dc:creator>Christian Mercado</dc:creator>
    <meta:editing-duration>PT01H02M23S</meta:editing-duration>
    <meta:editing-cycles>17</meta:editing-cycles>
    <meta:generator>OpenOffice.org/3.2$Linux OpenOffice.org_project/320m12$Build-9483</meta:generator>
    <meta:document-statistic meta:table-count="3" meta:cell-count="735" meta:object-count="0"/>
  </office:meta>
</office:document-meta>
</file>